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75in" fo:margin-left="-0.4333in" table:align="left"/>
    </style:style>
    <style:style style:name="Table1.A" style:family="table-column">
      <style:table-column-properties style:column-width="3.2479in"/>
    </style:style>
    <style:style style:name="Table1.C" style:family="table-column">
      <style:table-column-properties style:column-width="1.19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7.6875in" fo:margin-left="-0.4333in" table:align="left"/>
    </style:style>
    <style:style style:name="Table2.A" style:family="table-column">
      <style:table-column-properties style:column-width="5.3125in"/>
    </style:style>
    <style:style style:name="Table2.B" style:family="table-column">
      <style:table-column-properties style:column-width="1.1833in"/>
    </style:style>
    <style:style style:name="Table2.C" style:family="table-column">
      <style:table-column-properties style:column-width="1.191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213b16" officeooo:paragraph-rsid="00213b16" fo:background-color="transparent"/>
    </style:style>
    <style:style style:name="P2" style:family="paragraph" style:parent-style-name="Preformatted_20_Text">
      <style:text-properties officeooo:rsid="00227064" officeooo:paragraph-rsid="00227064" fo:background-color="transparent"/>
    </style:style>
    <style:style style:name="P3" style:family="paragraph" style:parent-style-name="Preformatted_20_Text">
      <style:text-properties officeooo:paragraph-rsid="00213b16"/>
    </style:style>
    <style:style style:name="P4" style:family="paragraph" style:parent-style-name="Preformatted_20_Text">
      <style:text-properties officeooo:rsid="001b424c" officeooo:paragraph-rsid="00213b16"/>
    </style:style>
    <style:style style:name="P5" style:family="paragraph" style:parent-style-name="Preformatted_20_Text">
      <style:text-properties officeooo:rsid="001b424c" officeooo:paragraph-rsid="00227064"/>
    </style:style>
    <style:style style:name="P6" style:family="paragraph" style:parent-style-name="Preformatted_20_Text">
      <style:text-properties officeooo:paragraph-rsid="00227064"/>
    </style:style>
    <style:style style:name="P7" style:family="paragraph" style:parent-style-name="Preformatted_20_Text">
      <style:text-properties officeooo:rsid="00227064" officeooo:paragraph-rsid="00227064"/>
    </style:style>
    <style:style style:name="P8" style:family="paragraph" style:parent-style-name="Preformatted_20_Text">
      <style:text-properties officeooo:rsid="00234be6" officeooo:paragraph-rsid="00234be6"/>
    </style:style>
    <style:style style:name="P9" style:family="paragraph" style:parent-style-name="Preformatted_20_Text">
      <style:text-properties officeooo:paragraph-rsid="00228efe"/>
    </style:style>
    <style:style style:name="P10" style:family="paragraph" style:parent-style-name="Preformatted_20_Text">
      <style:text-properties officeooo:rsid="00240a43" officeooo:paragraph-rsid="00240a43"/>
    </style:style>
    <style:style style:name="P11" style:family="paragraph" style:parent-style-name="Preformatted_20_Text">
      <style:text-properties officeooo:rsid="00240a43" officeooo:paragraph-rsid="0037f922"/>
    </style:style>
    <style:style style:name="P12" style:family="paragraph" style:parent-style-name="Preformatted_20_Text">
      <style:text-properties officeooo:rsid="0032366d" officeooo:paragraph-rsid="0032366d"/>
    </style:style>
    <style:style style:name="P13" style:family="paragraph" style:parent-style-name="Preformatted_20_Text">
      <style:text-properties officeooo:paragraph-rsid="0032366d"/>
    </style:style>
    <style:style style:name="P14" style:family="paragraph" style:parent-style-name="Preformatted_20_Text">
      <style:text-properties officeooo:rsid="0032c2ee" officeooo:paragraph-rsid="0032c2ee"/>
    </style:style>
    <style:style style:name="P15" style:family="paragraph" style:parent-style-name="Preformatted_20_Text">
      <style:text-properties officeooo:rsid="00332d73" officeooo:paragraph-rsid="00332d73"/>
    </style:style>
    <style:style style:name="P16" style:family="paragraph" style:parent-style-name="Preformatted_20_Text">
      <style:text-properties officeooo:rsid="0037f922" officeooo:paragraph-rsid="0037f922"/>
    </style:style>
    <style:style style:name="P17" style:family="paragraph" style:parent-style-name="Preformatted_20_Text">
      <style:text-properties officeooo:rsid="0037f922" officeooo:paragraph-rsid="0038735f"/>
    </style:style>
    <style:style style:name="P18" style:family="paragraph" style:parent-style-name="Preformatted_20_Text">
      <style:text-properties officeooo:rsid="0038735f" officeooo:paragraph-rsid="0038735f"/>
    </style:style>
    <style:style style:name="P19" style:family="paragraph" style:parent-style-name="Preformatted_20_Text">
      <style:text-properties officeooo:paragraph-rsid="0038735f"/>
    </style:style>
    <style:style style:name="P20" style:family="paragraph" style:parent-style-name="Preformatted_20_Text">
      <style:text-properties officeooo:rsid="003dab0c" officeooo:paragraph-rsid="003dab0c"/>
    </style:style>
    <style:style style:name="P21" style:family="paragraph" style:parent-style-name="Preformatted_20_Text">
      <style:text-properties officeooo:rsid="003fd8eb" officeooo:paragraph-rsid="003fd8eb"/>
    </style:style>
    <style:style style:name="P22" style:family="paragraph" style:parent-style-name="Preformatted_20_Text">
      <style:text-properties officeooo:rsid="0041e92f" officeooo:paragraph-rsid="0041e92f"/>
    </style:style>
    <style:style style:name="P23" style:family="paragraph" style:parent-style-name="Preformatted_20_Text">
      <style:text-properties officeooo:rsid="0045469e" officeooo:paragraph-rsid="0045469e"/>
    </style:style>
    <style:style style:name="P24" style:family="paragraph" style:parent-style-name="Preformatted_20_Text">
      <style:text-properties officeooo:rsid="00459828" officeooo:paragraph-rsid="00459828"/>
    </style:style>
    <style:style style:name="P25" style:family="paragraph" style:parent-style-name="Preformatted_20_Text">
      <style:paragraph-properties fo:margin-top="0in" fo:margin-bottom="0.1965in" loext:contextual-spacing="false"/>
    </style:style>
    <style:style style:name="P26" style:family="paragraph" style:parent-style-name="Preformatted_20_Text">
      <style:paragraph-properties fo:margin-top="0in" fo:margin-bottom="0.1965in" loext:contextual-spacing="false"/>
      <style:text-properties officeooo:paragraph-rsid="00213b16" fo:background-color="transparent"/>
    </style:style>
    <style:style style:name="P27" style:family="paragraph" style:parent-style-name="Preformatted_20_Text">
      <style:paragraph-properties fo:margin-top="0in" fo:margin-bottom="0.1965in" loext:contextual-spacing="false"/>
      <style:text-properties officeooo:paragraph-rsid="00213b16"/>
    </style:style>
    <style:style style:name="P28" style:family="paragraph" style:parent-style-name="Standard">
      <style:paragraph-properties fo:margin-top="0in" fo:margin-bottom="0.1965in" loext:contextual-spacing="false"/>
      <style:text-properties officeooo:rsid="001b424c" officeooo:paragraph-rsid="00213b16"/>
    </style:style>
    <style:style style:name="P29" style:family="paragraph" style:parent-style-name="Standard">
      <style:paragraph-properties fo:margin-top="0in" fo:margin-bottom="0.1965in" loext:contextual-spacing="false"/>
      <style:text-properties officeooo:rsid="003def97" officeooo:paragraph-rsid="003def97"/>
    </style:style>
    <style:style style:name="P30" style:family="paragraph" style:parent-style-name="Standard">
      <style:paragraph-properties fo:margin-top="0in" fo:margin-bottom="0.1965in" loext:contextual-spacing="false"/>
      <style:text-properties officeooo:rsid="003def97" officeooo:paragraph-rsid="00459828"/>
    </style:style>
    <style:style style:name="P31" style:family="paragraph" style:parent-style-name="Standard">
      <style:text-properties officeooo:rsid="001dbd77" officeooo:paragraph-rsid="00213b16"/>
    </style:style>
    <style:style style:name="P32" style:family="paragraph" style:parent-style-name="Standard">
      <style:text-properties officeooo:rsid="00213b16" officeooo:paragraph-rsid="00213b16" fo:background-color="transparent"/>
    </style:style>
    <style:style style:name="P33" style:family="paragraph" style:parent-style-name="Standard">
      <style:text-properties officeooo:rsid="00213b16" officeooo:paragraph-rsid="003050b8" fo:background-color="transparent"/>
    </style:style>
    <style:style style:name="P34" style:family="paragraph" style:parent-style-name="Standard">
      <style:text-properties officeooo:paragraph-rsid="001b424c"/>
    </style:style>
    <style:style style:name="P35" style:family="paragraph" style:parent-style-name="Standard">
      <style:text-properties officeooo:rsid="001b424c" officeooo:paragraph-rsid="00213b16"/>
    </style:style>
    <style:style style:name="P36" style:family="paragraph" style:parent-style-name="Standard">
      <style:text-properties officeooo:rsid="001bec5e" officeooo:paragraph-rsid="00213b16"/>
    </style:style>
    <style:style style:name="P37" style:family="paragraph" style:parent-style-name="Standard">
      <style:text-properties officeooo:paragraph-rsid="00213b16"/>
    </style:style>
    <style:style style:name="P38" style:family="paragraph" style:parent-style-name="Standard">
      <style:text-properties officeooo:rsid="001dbd77" officeooo:paragraph-rsid="00213b16" fo:background-color="#ffff00"/>
    </style:style>
    <style:style style:name="P39" style:family="paragraph" style:parent-style-name="Standard">
      <style:text-properties officeooo:rsid="00501731" officeooo:paragraph-rsid="00501731" fo:background-color="#ffff00"/>
    </style:style>
    <style:style style:name="P40" style:family="paragraph" style:parent-style-name="Standard">
      <style:text-properties officeooo:paragraph-rsid="003050b8"/>
    </style:style>
    <style:style style:name="P41" style:family="paragraph" style:parent-style-name="Standard">
      <style:text-properties officeooo:rsid="00447fee" officeooo:paragraph-rsid="00447fee"/>
    </style:style>
    <style:style style:name="P42" style:family="paragraph" style:parent-style-name="Table_20_Contents">
      <style:text-properties officeooo:paragraph-rsid="00228efe"/>
    </style:style>
    <style:style style:name="P43" style:family="paragraph" style:parent-style-name="Table_20_Contents">
      <style:text-properties officeooo:rsid="00234be6" officeooo:paragraph-rsid="00234be6"/>
    </style:style>
    <style:style style:name="P44" style:family="paragraph" style:parent-style-name="Table_20_Contents">
      <style:text-properties officeooo:rsid="002844cf" officeooo:paragraph-rsid="002844cf"/>
    </style:style>
    <style:style style:name="P45" style:family="paragraph" style:parent-style-name="Table_20_Contents">
      <style:text-properties officeooo:rsid="002a61d4" officeooo:paragraph-rsid="002a61d4"/>
    </style:style>
    <style:style style:name="P46" style:family="paragraph" style:parent-style-name="Table_20_Contents">
      <style:text-properties officeooo:rsid="002c1aad" officeooo:paragraph-rsid="002c1aad"/>
    </style:style>
    <style:style style:name="P47" style:family="paragraph" style:parent-style-name="Table_20_Contents">
      <style:text-properties officeooo:rsid="002e587e" officeooo:paragraph-rsid="002e587e"/>
    </style:style>
    <style:style style:name="P48" style:family="paragraph" style:parent-style-name="Table_20_Contents">
      <style:text-properties officeooo:rsid="002edecb" officeooo:paragraph-rsid="002edecb"/>
    </style:style>
    <style:style style:name="P49" style:family="paragraph" style:parent-style-name="Table_20_Contents">
      <style:text-properties officeooo:paragraph-rsid="003050b8"/>
    </style:style>
    <style:style style:name="P50" style:family="paragraph" style:parent-style-name="Table_20_Contents">
      <style:text-properties officeooo:rsid="003050b8" officeooo:paragraph-rsid="003050b8"/>
    </style:style>
    <style:style style:name="P51" style:family="paragraph" style:parent-style-name="Table_20_Contents">
      <style:text-properties officeooo:rsid="0032366d" officeooo:paragraph-rsid="0032366d"/>
    </style:style>
    <style:style style:name="P52" style:family="paragraph" style:parent-style-name="Table_20_Contents">
      <style:text-properties officeooo:rsid="0032c2ee" officeooo:paragraph-rsid="0032c2ee"/>
    </style:style>
    <style:style style:name="P53" style:family="paragraph" style:parent-style-name="Table_20_Contents">
      <style:text-properties officeooo:rsid="00332d73" officeooo:paragraph-rsid="00332d73"/>
    </style:style>
    <style:style style:name="P54" style:family="paragraph" style:parent-style-name="Table_20_Contents">
      <style:text-properties officeooo:paragraph-rsid="0032c2ee"/>
    </style:style>
    <style:style style:name="P55" style:family="paragraph" style:parent-style-name="Table_20_Contents">
      <style:text-properties officeooo:paragraph-rsid="00332d73"/>
    </style:style>
    <style:style style:name="P56" style:family="paragraph" style:parent-style-name="Table_20_Contents">
      <style:text-properties officeooo:rsid="0033e876" officeooo:paragraph-rsid="0033e876"/>
    </style:style>
    <style:style style:name="P57" style:family="paragraph" style:parent-style-name="Table_20_Contents">
      <style:text-properties officeooo:rsid="00345b0c" officeooo:paragraph-rsid="00345b0c"/>
    </style:style>
    <style:style style:name="P58" style:family="paragraph" style:parent-style-name="Table_20_Contents">
      <style:text-properties officeooo:rsid="0037f922" officeooo:paragraph-rsid="0037f922"/>
    </style:style>
    <style:style style:name="P59" style:family="paragraph" style:parent-style-name="Table_20_Contents">
      <style:text-properties officeooo:rsid="0039e07c" officeooo:paragraph-rsid="0039e07c"/>
    </style:style>
    <style:style style:name="P60" style:family="paragraph" style:parent-style-name="Table_20_Contents">
      <style:text-properties fo:font-size="8pt" style:font-size-asian="8pt" style:font-size-complex="8pt"/>
    </style:style>
    <style:style style:name="P61" style:family="paragraph" style:parent-style-name="Table_20_Contents">
      <style:text-properties officeooo:rsid="003dab0c" officeooo:paragraph-rsid="003dab0c"/>
    </style:style>
    <style:style style:name="P62" style:family="paragraph" style:parent-style-name="Table_20_Contents">
      <style:text-properties officeooo:rsid="004fe835" officeooo:paragraph-rsid="004fe835"/>
    </style:style>
    <style:style style:name="P63" style:family="paragraph" style:parent-style-name="Heading_20_2">
      <style:text-properties fo:font-size="12pt" fo:font-weight="normal" officeooo:rsid="002a61d4" officeooo:paragraph-rsid="002a61d4" style:font-size-asian="12pt" style:font-weight-asian="normal" style:font-size-complex="12pt" style:font-weight-complex="normal"/>
    </style:style>
    <style:style style:name="P64" style:family="paragraph" style:parent-style-name="Quotations">
      <style:paragraph-properties fo:margin-left="0in" fo:margin-right="0.3937in" fo:text-indent="0in" style:auto-text-indent="false"/>
      <style:text-properties officeooo:rsid="001b424c" officeooo:paragraph-rsid="00213b16"/>
    </style:style>
    <style:style style:name="P65" style:family="paragraph" style:parent-style-name="Preformatted_20_Text">
      <style:text-properties officeooo:rsid="00550efa" officeooo:paragraph-rsid="00550efa"/>
    </style:style>
    <style:style style:name="P66" style:family="paragraph" style:parent-style-name="Preformatted_20_Text">
      <style:text-properties officeooo:rsid="00550efa" officeooo:paragraph-rsid="0056900d"/>
    </style:style>
    <style:style style:name="P67" style:family="paragraph" style:parent-style-name="Text_20_body" style:list-style-name="L1"/>
    <style:style style:name="T1" style:family="text">
      <style:text-properties officeooo:rsid="005420ca" fo:background-color="#ffff00" loext:char-shading-value="0"/>
    </style:style>
    <style:style style:name="T2" style:family="text">
      <style:text-properties officeooo:rsid="001dbd77"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213b16" fo:background-color="transparent" loext:char-shading-value="0"/>
    </style:style>
    <style:style style:name="T5" style:family="text">
      <style:text-properties officeooo:rsid="00227064" fo:background-color="transparent" loext:char-shading-value="0"/>
    </style:style>
    <style:style style:name="T6" style:family="text">
      <style:text-properties officeooo:rsid="00227064"/>
    </style:style>
    <style:style style:name="T7" style:family="text">
      <style:text-properties style:font-name="Liberation Mono" fo:font-size="10pt" officeooo:rsid="00227064" fo:background-color="transparent" loext:char-shading-value="0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38735f" style:font-name-asian="Noto Sans Mono CJK SC" style:font-size-asian="10pt" style:font-name-complex="Liberation Mono" style:font-size-complex="10pt"/>
    </style:style>
    <style:style style:name="T9" style:family="text">
      <style:text-properties officeooo:rsid="00228efe"/>
    </style:style>
    <style:style style:name="T10" style:family="text">
      <style:text-properties officeooo:rsid="00240a43"/>
    </style:style>
    <style:style style:name="T11" style:family="text">
      <style:text-properties officeooo:rsid="00267049"/>
    </style:style>
    <style:style style:name="T12" style:family="text">
      <style:text-properties officeooo:rsid="002a61d4"/>
    </style:style>
    <style:style style:name="T13" style:family="text">
      <style:text-properties officeooo:rsid="0032366d"/>
    </style:style>
    <style:style style:name="T14" style:family="text">
      <style:text-properties officeooo:rsid="0032c2ee"/>
    </style:style>
    <style:style style:name="T15" style:family="text">
      <style:text-properties officeooo:rsid="00332d73"/>
    </style:style>
    <style:style style:name="T16" style:family="text">
      <style:text-properties officeooo:rsid="0033e876"/>
    </style:style>
    <style:style style:name="T17" style:family="text">
      <style:text-properties officeooo:rsid="0037f922"/>
    </style:style>
    <style:style style:name="T18" style:family="text">
      <style:text-properties officeooo:rsid="0038735f"/>
    </style:style>
    <style:style style:name="T19" style:family="text">
      <style:text-properties officeooo:rsid="003bc5c3"/>
    </style:style>
    <style:style style:name="T20" style:family="text">
      <style:text-properties officeooo:rsid="00491dc2"/>
    </style:style>
    <style:style style:name="T21" style:family="text">
      <style:text-properties officeooo:rsid="0052d7c7"/>
    </style:style>
    <style:style style:name="T22" style:family="text">
      <style:text-properties officeooo:rsid="001dbd77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56900d"/>
    </style:style>
    <style:style style:name="T26" style:family="text">
      <style:text-properties officeooo:rsid="00586d8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row table:style-name="TableLine94658772068288">
          <table:table-cell table:style-name="Table1.A1" office:value-type="string">
            <text:p text:style-name="P35">Command list (ROS2 and linux):</text:p>
            <text:p text:style-name="P35"/>
            <text:p text:style-name="P4"><text:bookmark text:name="codecell3"/>echo "source /opt/ros/<text:span text:style-name="T11">foxy</text:span>/setup.bash" &gt;&gt; ~/.bashrc</text:p>
            <text:p text:style-name="P4"/>
            <text:p text:style-name="P37"/>
          </table:table-cell>
          <table:table-cell table:style-name="Table1.A1" office:value-type="string">
            <text:p text:style-name="P35"/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Line94658772386560">
          <table:table-cell table:style-name="Table1.A2" table:number-columns-spanned="3" office:value-type="string">
            <text:p text:style-name="P36">rviz2 rviz2 <text:s/>to open rviz2</text:p>
            <text:p text:style-name="P35"/>
            <text:p text:style-name="P41">Example to install a pkg:</text:p>
            <text:p text:style-name="P64"><text:span text:style-name="Source_20_Text">sudo apt install ros-&lt;ros2-distro&gt;-slam-toolbox</text:span></text:p>
            <text:p text:style-name="P4"/>
            <text:p text:style-name="P4"><text:bookmark text:name="codecell6"/>ros2 node list</text:p>
            <text:p text:style-name="P3">ros2 topic list</text:p>
            <text:p text:style-name="P3">ros2 service list</text:p>
            <text:p text:style-name="P27">ros2 action list</text:p>
            <text:p text:style-name="P30">ros2 pkg list</text:p>
            <text:p text:style-name="P29">ros2 pkg list | grep slam #to check if the package is installed</text:p>
            <text:p text:style-name="P28">ros2 node info /listener</text:p>
            <text:p text:style-name="P35">ros2 topic echo /cmd_vel</text:p>
            <text:p text:style-name="P35"/>
            <text:p text:style-name="P35">ros2 topic info -v /cmd_vel <text:s text:c="2"/><text:span text:style-name="T20">#para ver quien publica y quien se suscribe</text:span></text:p>
            <text:p text:style-name="P35"/>
            <text:p text:style-name="P35">ros2 pkg executables </text:p>
            <text:p text:style-name="P35"/>
            <text:p text:style-name="P35">ros2 topic hz /myOdom</text:p>
            <text:p text:style-name="P35"/>
            <text:p text:style-name="P35">ros2 interface list <text:s text:c="2"/>//<text:span text:style-name="T19">Para ver listado de msgs en ROS2</text:span></text:p>
            <text:p text:style-name="P35"/>
            <text:p text:style-name="P35">ros2 interface show nav_msgs/msg/Odometry <text:s text:c="3"/>//<text:span text:style-name="T19">Para ver la estructura de un mensaje</text:span></text:p>
            <text:p text:style-name="P35"/>
            <text:p text:style-name="P37"/>
          </table:table-cell>
          <table:covered-table-cell/>
          <table:covered-table-cell/>
        </table:table-row>
        <table:table-row table:style-name="TableLine94658772387600">
          <table:table-cell table:style-name="Table1.A3" office:value-type="string">
            <text:p text:style-name="P31">Remap in command line:</text:p>
            <text:p text:style-name="P37"><text:span text:style-name="T22">ros2 run teleop_twist_keyboard teleop_twist_keyboard </text:span><text:span text:style-name="T2">cmd_vel:</text:span><text:span text:style-name="T22">=</text:span><text:span text:style-name="T2">/</text:span><text:span text:style-name="T1">remaped_</text:span><text:span text:style-name="T2">cmd_vel</text:span></text:p>
            <text:p text:style-name="P38"/>
            <text:p text:style-name="P39">Pub topic from terminal:</text:p>
            <text:p text:style-name="P37">ros2 topic pub --rate 1 /<text:span text:style-name="T21">remaped_</text:span>cmd_vel geometry_msgs/msg/Twist "{linear: {x: <text:span text:style-name="T21">0</text:span>.<text:span text:style-name="T21">5</text:span>, y: 0.0, z: 0.0}, angular: {x: 0.0, y: 0.0, z: <text:span text:style-name="T21">0.0</text:span>}}"</text:p>
            <text:p text:style-name="P37"/>
            <text:p text:style-name="P37"/>
            <text:p text:style-name="P37">ros2 topic pub --rate 10 /angle_goal std_msgs/msg/Float32 "data: 1"</text:p>
            <text:p text:style-name="P37"/>
          </table:table-cell>
          <table:table-cell table:style-name="Table1.A3" office:value-type="string">
            <text:p text:style-name="P31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Line94658772388896">
          <table:table-cell table:style-name="Table1.A3" office:value-type="string">
            <text:p text:style-name="P32">Crate a WS:</text:p>
            <text:p text:style-name="P32"/>
            <text:p text:style-name="P1"><text:bookmark text:name="codecell31"/><text:soft-page-break/>mkdir -p ~/dev_ws/src</text:p>
            <text:p text:style-name="P26">cd ~/dev_ws/src</text:p>
            <text:p text:style-name="P1"><text:bookmark text:name="codecell61"/>git clone https://github.com/ros/ros_tutorials.git -b galactic-devel</text:p>
            <text:p text:style-name="P1"/>
            <text:p text:style-name="P2">cd..</text:p>
            <text:p text:style-name="P2"/>
            <text:p text:style-name="P2">colcon build</text:p>
            <text:p text:style-name="P2"/>
            <text:p text:style-name="P2">source /home/robogait/tutorials_ws/install/setup.bash</text:p>
            <text:p text:style-name="P2">(o)</text:p>
            <text:p text:style-name="P6"><text:span text:style-name="T5">source </text:span><text:span text:style-name="T7">~/</text:span><text:span text:style-name="T5">tutorials_ws/install/setup.bash</text:span></text:p>
            <text:p text:style-name="P2">(o para ponerlo directo al bashrc)</text:p>
            <text:p text:style-name="P5"><text:span text:style-name="T3">echo "source </text:span><text:span text:style-name="T7">~/</text:span><text:span text:style-name="T5">tutorials_ws/install/setup.bash</text:span><text:span text:style-name="T3">" &gt;&gt; ~/.bashrc</text:span></text:p>
            <text:p text:style-name="P3"/>
            <text:p text:style-name="P3"/>
            <text:p text:style-name="P7">Nota:</text:p>
            <text:p text:style-name="P7">En la pagina de ros te dice que debes hacer el </text:p>
            <text:p text:style-name="P6"><text:bookmark text:name="codecell14"/>source /opt/ros/galactic/setup.bash <text:span text:style-name="T6">para cargar dependencias de ros (</text:span>ROS 2 environment<text:span text:style-name="T6">)</text:span></text:p>
            <text:p text:style-name="P7">y luego</text:p>
            <text:p text:style-name="P6"><text:bookmark text:name="codecell20"/>. install/local_setup.bash <text:s text:c="2"/><text:span text:style-name="T6">para cargar ese paquete y sus dependencias</text:span></text:p>
            <text:p text:style-name="P7">Pero, haciendo el setup.bash y poniéndolo dentro del bashrc, hace las dos cosas a la vez</text:p>
            <text:p text:style-name="P6"/>
            <text:p text:style-name="P7"/>
          </table:table-cell>
          <table:table-cell table:style-name="Table1.A3" office:value-type="string">
            <text:p text:style-name="P32"/>
          </table:table-cell>
          <table:table-cell table:style-name="Table1.A2" office:value-type="string">
            <text:p text:style-name="P3"><text:span text:style-name="T4">To clone from github </text:span>add the <text:span text:style-name="Source_20_Text">-b</text:span> <text:soft-page-break/>argument followed by the branch that corresponds with your ROS 2 distro.</text:p>
          </table:table-cell>
        </table:table-row>
        <table:table-row table:style-name="TableLine94658772389744">
          <table:table-cell table:style-name="Table1.A3" office:value-type="string">
            <text:p text:style-name="P9"><text:bookmark text:name="codecell325"/>cd ~/<text:span text:style-name="T10">tutorials</text:span>_ws/src</text:p>
            <text:p text:style-name="P9"/>
            <text:p text:style-name="P9"><text:bookmark text:name="codecell7"/>ros2 pkg create --build-type ament_python &lt;package_name&gt;</text:p>
            <text:p text:style-name="P16">o</text:p>
            <text:p text:style-name="P16">ros2 pkg create --build-type ament_cmake &lt;package_name&gt;</text:p>
            <text:p text:style-name="P11">cd ..</text:p>
            <text:p text:style-name="P10">colcon build</text:p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Line94658772390784">
          <table:table-cell table:style-name="Table1.A3" office:value-type="string">
            <text:p text:style-name="P42"><text:span text:style-name="T9">Note: </text:span>Package creation in ROS 2 uses ament as its build system and colcon as its build tool. </text:p>
          </table:table-cell>
          <table:table-cell table:style-name="Table1.A3" office:value-type="string">
            <text:p text:style-name="P42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Line94658772391696">
          <table:table-cell table:style-name="Table1.A3" office:value-type="string">
            <text:p text:style-name="Text_20_body"><text:span text:style-name="Source_20_Text">colcon build</text:span>:</text:p>
            <text:list xml:id="list2237806126" text:style-name="L1">
              <text:list-item>
                <text:p text:style-name="P67"><text:span text:style-name="Source_20_Text">--packages-up-to</text:span> builds the package you want, plus all its dependencies, but not the whole workspace (saves time)</text:p>
              </text:list-item>
              <text:list-item>
                <text:p text:style-name="P67"><text:span text:style-name="Source_20_Text">--symlink-install</text:span> saves you from having to rebuild every time you tweak python scripts</text:p>
              </text:list-item>
              <text:list-item>
                <text:p text:style-name="P67"><text:soft-page-break/><text:span text:style-name="Source_20_Text">--event-handlers console_direct+</text:span> shows console output while building (can otherwise be found in the <text:span text:style-name="Source_20_Text">log</text:span> directory)</text:p>
              </text:list-item>
            </text:list>
            <text:p text:style-name="P43">Example:</text:p>
            <text:p text:style-name="P8"><text:bookmark text:name="codecell18"/>colcon build --packages-select my_package</text:p>
            <text:p text:style-name="P8">(or)</text:p>
            <text:p text:style-name="P8">colcon build -<text:span text:style-name="Source_20_Text">--packages-up-to</text:span> my_package</text:p>
            <text:p text:style-name="P43">To bulid only the package my_package. Los 2 funcionan igual</text:p>
          </table:table-cell>
          <table:table-cell table:style-name="Table1.A3" office:value-type="string">
            <text:p text:style-name="Text_20_body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Line94658772392656">
          <table:table-cell table:style-name="Table1.A3" office:value-type="string">
            <text:p text:style-name="Table_20_Contents">ros2 interface list</text:p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P44">To show the ros2 msgs list</text:p>
          </table:table-cell>
        </table:table-row>
        <table:table-row table:style-name="TableLine94658772393616">
          <table:table-cell table:style-name="Table1.A3" office:value-type="string">
            <text:p text:style-name="P25">dmesg | grep tty</text:p>
            <text:p text:style-name="P25"/>
            <text:p text:style-name="P25"/>
            <text:p text:style-name="P25"><text:bookmark text:name="line-1-2"/>KERNEL=="ttyUSB*", MODE="0666"</text:p>
            <text:p text:style-name="P25"><text:bookmark text:name="line-1-5"/>ls -l /dev |grep tty<text:span text:style-name="T12">ACM1</text:span></text:p>
            <text:p text:style-name="P25">sudo chmod 666 /dev/tty<text:span text:style-name="T12">ACM1</text:span></text:p>
            <text:p text:style-name="P25"/>
            <text:p text:style-name="Table_20_Contents"/>
          </table:table-cell>
          <table:table-cell table:style-name="Table1.A3" office:value-type="string">
            <text:p text:style-name="P25"/>
          </table:table-cell>
          <table:table-cell table:style-name="Table1.A2" office:value-type="string">
            <text:h text:style-name="P63" text:outline-level="2">Display Detected System’s Serial Support Under Linux</text:h>
            <text:p text:style-name="P45"/>
            <text:p text:style-name="P45"/>
            <text:p text:style-name="P45">To activate serial port ACM1</text:p>
          </table:table-cell>
        </table:table-row>
        <table:table-row table:style-name="TableLine94658772394496">
          <table:table-cell table:style-name="Table1.A3" office:value-type="string">
            <text:p text:style-name="Table_20_Contents">sudo apt-get install libncurses5:i386 </text:p>
            <text:p text:style-name="Table_20_Contents">sudo ln -s libncursesw.so.6.1 libncurses.so.5 <text:line-break/>sudo ln -s libncursesw.so.6.1 libtinfo.so.5 </text:p>
            <text:p text:style-name="Table_20_Contents">sudo apt-get install libncurses5 </text:p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P46">To fix Cube Ide problem with GDB in Linux. </text:p>
          </table:table-cell>
        </table:table-row>
        <table:table-row table:style-name="TableLine94658772395456">
          <table:table-cell table:style-name="Table1.A3" office:value-type="string">
            <text:p text:style-name="Table_20_Contents">ros2 topic echo /odom | grep -A 9 "pose"</text:p>
            <text:p text:style-name="Table_20_Contents"/>
            <text:p text:style-name="P62">9 is the number of fields (or data) to display</text:p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P47">To display specific field of an msg in ROS2. “9”indicates the number of lines to display from the “pose” field</text:p>
          </table:table-cell>
        </table:table-row>
        <table:table-row table:style-name="TableLine94658772396416">
          <table:table-cell table:style-name="Table1.A3" office:value-type="string">
            <text:p text:style-name="Table_20_Contents">nmcli con modify Hotspot connection.autoconnect true</text:p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P48">To turn on hotspot at start up</text:p>
          </table:table-cell>
        </table:table-row>
        <table:table-row table:style-name="TableLine94658772397376"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Line94658772398336">
          <table:table-cell table:style-name="Table1.A3" office:value-type="string">
            <text:p text:style-name="P58">Ros2 publisher cpp:</text:p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Line94658772399296">
          <table:table-cell table:style-name="Table1.A2" table:number-columns-spanned="3" office:value-type="string">
            <text:p text:style-name="P58">1) Crear un espacio de trabajo</text:p>
            <text:p text:style-name="P58">2) Crear el paquete</text:p>
            <text:p text:style-name="P16">ros2 pkg create --build-type ament_cmake &lt;package_name&gt;</text:p>
            <text:p text:style-name="P18">3) colcon build</text:p>
            <text:p text:style-name="P18"><text:soft-page-break/>4) Agregar el espacio de trabajo al bashrc</text:p>
            <text:p text:style-name="P16"><text:span text:style-name="T18">5</text:span>)Modificar el CmakeList</text:p>
            <text:p text:style-name="P18"/>
            <text:p text:style-name="P16">#------------------------------------------------------------------</text:p>
            <text:p text:style-name="P16">find_package(ament_cmake REQUIRED)</text:p>
            <text:p text:style-name="P16">find_package(rclcpp REQUIRED)</text:p>
            <text:p text:style-name="P16">find_package(std_msgs REQUIRED)</text:p>
            <text:p text:style-name="P16">find_package(nav_msgs REQUIRED)</text:p>
            <text:p text:style-name="P16"/>
            <text:p text:style-name="P19"><text:span text:style-name="T17">add_executable(</text:span><text:span text:style-name="T8">publisher_subscriber</text:span><text:span text:style-name="T17"> src/</text:span><text:span text:style-name="T8">publisher_subscriber</text:span><text:span text:style-name="T17">.cpp)</text:span></text:p>
            <text:p text:style-name="P17">ament_target_dependencies(<text:span text:style-name="T8">publisher_subscriber</text:span> rclcpp std_msgs nav_msgs)</text:p>
            <text:p text:style-name="P16"/>
            <text:p text:style-name="P16">install(TARGETS publisher_cpp DESTINATION lib/${PROJECT_NAME})</text:p>
            <text:p text:style-name="P16"/>
            <text:p text:style-name="P16">#------------------------------------------------------------------------ <text:s/></text:p>
            <text:p text:style-name="P58"/>
            <text:p text:style-name="P18">Nota: He visto que no es necesario modificar el package.xml,incluso en la página de ros2 no te pide modificarlo</text:p>
            <text:p text:style-name="P18"/>
            <text:p text:style-name="P18"/>
            <text:p text:style-name="P18"/>
          </table:table-cell>
          <table:covered-table-cell/>
          <table:covered-table-cell/>
        </table:table-row>
        <table:table-row table:style-name="TableLine94658772400144">
          <table:table-cell table:style-name="Table1.A3" office:value-type="string">
            <text:p text:style-name="P59">publisher_subscriber.cpp</text:p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Line94658772400944">
          <table:table-cell table:style-name="Table1.A2" table:number-columns-spanned="3" office:value-type="string">
            <text:p text:style-name="P60">#include &lt;chrono&gt;</text:p>
            <text:p text:style-name="P60">#include &lt;functional&gt;</text:p>
            <text:p text:style-name="P60">#include &lt;memory&gt;</text:p>
            <text:p text:style-name="P60">#include &lt;string&gt;</text:p>
            <text:p text:style-name="P60">#include &lt;iostream&gt;</text:p>
            <text:p text:style-name="P60"/>
            <text:p text:style-name="P60">#include "rclcpp/rclcpp.hpp"</text:p>
            <text:p text:style-name="P60">#include "std_msgs/msg/string.hpp"</text:p>
            <text:p text:style-name="P60">#include "nav_msgs/msg/odometry.hpp"</text:p>
            <text:p text:style-name="P60">#include "geometry_msgs/msg/twist.hpp"</text:p>
            <text:p text:style-name="P60">using namespace std;</text:p>
            <text:p text:style-name="P60">using namespace rclcpp;</text:p>
            <text:p text:style-name="P60">using namespace std::chrono_literals;</text:p>
            <text:p text:style-name="P60">using std::placeholders::_1;</text:p>
            <text:p text:style-name="P60"/>
            <text:p text:style-name="P60"/>
            <text:p text:style-name="P60">class generic : public rclcpp::Node</text:p>
            <text:p text:style-name="P60">{</text:p>
            <text:p text:style-name="P60"/>
            <text:p text:style-name="P60">Publisher&lt;std_msgs::msg::String&gt;::SharedPtr publisher1;</text:p>
            <text:p text:style-name="P60">Publisher&lt;nav_msgs::msg::Odometry&gt;::SharedPtr publisher2;</text:p>
            <text:p text:style-name="P60">Subscription&lt;geometry_msgs::msg::Twist&gt;::SharedPtr subscription_;</text:p>
            <text:p text:style-name="P60">nav_msgs::msg::Odometry odom_msg;</text:p>
            <text:p text:style-name="P60">TimerBase::SharedPtr timer_;</text:p>
            <text:p text:style-name="P60">thread pub;</text:p>
            <text:p text:style-name="P60">int count=0;</text:p>
            <text:p text:style-name="P60"><text:s text:c="4"/></text:p>
            <text:p text:style-name="P60"><text:s text:c="2"/></text:p>
            <text:p text:style-name="P60">//Contructor del nodo------------------------------------------------------------------</text:p>
            <text:p text:style-name="P60">public:</text:p>
            <text:p text:style-name="P60"><text:tab/>generic() : Node("publisher_subscriber")</text:p>
            <text:p text:style-name="P60"><text:tab/> <text:s text:c="3"/>{</text:p>
            <text:p text:style-name="P60"><text:tab/><text:tab/>publisher1 = this-&gt;create_publisher&lt;std_msgs::msg::String&gt;("topic", 10);</text:p>
            <text:p text:style-name="P60"><text:tab/><text:tab/>publisher2 = this-&gt;create_publisher&lt;nav_msgs::msg::Odometry&gt;("myOdom", 10);</text:p>
            <text:p text:style-name="P60"><text:tab/><text:tab/>subscription_ = this-&gt;create_subscription&lt;geometry_msgs::msg::Twist&gt;("cmd_vel",10, std::bind(&amp;generic::topic_callback, this, _1));</text:p>
            <text:p text:style-name="P60"><text:tab/><text:tab/>timer_ = this-&gt;create_wall_timer(10ms, std::bind(&amp;generic::loop, this));</text:p>
            <text:p text:style-name="P60"><text:tab/><text:tab/>//This timer is for controlling the ros_rate, comment for maximum rate but add a while(1){ } in the loop() function</text:p>
            <text:p text:style-name="P60"><text:tab/><text:tab/>pub = thread(&amp;generic::loop, this);</text:p>
            <text:p text:style-name="P60"><text:tab/><text:tab/></text:p>
            <text:p text:style-name="P60"><text:tab/> <text:s text:c="3"/>}</text:p>
            <text:p text:style-name="P60"><text:s text:c="4"/></text:p>
            <text:p text:style-name="P60">//Funciones miembro------------------------------------------------------------------</text:p>
            <text:p text:style-name="P60">private:</text:p>
            <text:p text:style-name="P60"><text:tab/> <text:s text:c="3"/>void topic_callback(const geometry_msgs::msg::Twist::SharedPtr msg) const</text:p>
            <text:p text:style-name="P60"><text:tab/> <text:s text:c="3"/>{</text:p>
            <text:p text:style-name="P60"><text:tab/> <text:s text:c="5"/>cout &lt;&lt; msg-&gt;linear.x &lt;&lt; endl;</text:p>
            <text:p text:style-name="P60"><text:tab/> <text:s text:c="3"/>}</text:p>
            <text:p text:style-name="P60"><text:tab/> <text:s text:c="3"/>void loop()</text:p>
            <text:p text:style-name="P60"><text:tab/> <text:s text:c="3"/>{</text:p>
            <text:p text:style-name="P60"><text:soft-page-break/><text:tab/> <text:s text:c="5"/>//while (1)</text:p>
            <text:p text:style-name="P60"><text:tab/> <text:s text:c="5"/>//{</text:p>
            <text:p text:style-name="P60"><text:tab/><text:tab/> <text:s text:c="5"/>//cout &lt;&lt; "Hola" &lt;&lt; endl;</text:p>
            <text:p text:style-name="P60"><text:tab/><text:tab/> <text:s text:c="5"/>std_msgs::msg::String message;</text:p>
            <text:p text:style-name="P60"><text:tab/><text:tab/> <text:s text:c="5"/>message.data = "Hello, world! "+ std::to_string(count++);</text:p>
            <text:p text:style-name="P60"><text:tab/><text:tab/> <text:s text:c="5"/>cout&lt;&lt; message.data &lt;&lt;endl;</text:p>
            <text:p text:style-name="P60"><text:tab/><text:tab/> <text:s text:c="5"/>publisher1-&gt;publish(message);</text:p>
            <text:p text:style-name="P60"><text:tab/><text:tab/> <text:s text:c="5"/></text:p>
            <text:p text:style-name="P60"><text:tab/><text:tab/> <text:s text:c="5"/></text:p>
            <text:p text:style-name="P60"><text:tab/><text:tab/> <text:s text:c="5"/>odom_msg.pose.pose.position.x=10;</text:p>
            <text:p text:style-name="P60"><text:tab/><text:tab/> <text:s text:c="5"/>odom_msg.pose.pose.position.y=20;</text:p>
            <text:p text:style-name="P60"><text:tab/><text:tab/> <text:s text:c="5"/>odom_msg.pose.pose.position.z=30;</text:p>
            <text:p text:style-name="P60"><text:tab/><text:tab/> <text:s text:c="5"/>publisher2-&gt;publish(odom_msg);</text:p>
            <text:p text:style-name="P60"><text:tab/> <text:s text:c="5"/>//}</text:p>
            <text:p text:style-name="P60"><text:tab/> <text:s text:c="7"/></text:p>
            <text:p text:style-name="P60"><text:tab/> <text:s text:c="3"/>}</text:p>
            <text:p text:style-name="P60"/>
            <text:p text:style-name="P60">};</text:p>
            <text:p text:style-name="P60"/>
            <text:p text:style-name="P60">int main(int argc, char * argv[])</text:p>
            <text:p text:style-name="P60">{</text:p>
            <text:p text:style-name="P60"><text:s text:c="2"/>init(argc, argv);</text:p>
            <text:p text:style-name="P60"><text:s text:c="2"/>spin(std::make_shared&lt;generic&gt;());</text:p>
            <text:p text:style-name="P60"><text:s text:c="2"/>shutdown();</text:p>
            <text:p text:style-name="P60"><text:s text:c="2"/>return 0;</text:p>
            <text:p text:style-name="P60">}</text:p>
          </table:table-cell>
          <table:covered-table-cell/>
          <table:covered-table-cell/>
        </table:table-row>
        <table:table-row table:style-name="TableLine94658772401792">
          <table:table-cell table:style-name="Table1.A3" office:value-type="string">
            <text:p text:style-name="P61">LAUNCH FILE:</text:p>
            <text:p text:style-name="P61">Muy importante agregar esto al CmakeFile para que me permita encontrar los .launch desde afuera del paquete:</text:p>
            <text:p text:style-name="P61"/>
            <text:p text:style-name="P20"><text:span text:style-name="Source_20_Text">install(DIRECTORY launch</text:span></text:p>
            <text:p text:style-name="P25"><text:span text:style-name="Source_20_Text"><text:s text:c="2"/>DESTINATION share/${PROJECT_NAME})</text:span></text:p>
            <text:p text:style-name="P61"/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Line94658772402592"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</table:table>
      <text:p text:style-name="P34"/>
      <text:p text:style-name="P32"/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58772404528">
          <table:table-cell table:style-name="Table2.A1" office:value-type="string">
            <text:p text:style-name="P50">NAV2</text:p>
          </table:table-cell>
          <table:table-cell table:style-name="Table2.A1" office:value-type="string">
            <text:p text:style-name="P49"/>
          </table:table-cell>
          <table:table-cell table:style-name="Table2.C1" office:value-type="string">
            <text:p text:style-name="P49"/>
          </table:table-cell>
        </table:table-row>
        <table:table-row table:style-name="TableLine94658772519184">
          <table:table-cell table:style-name="Table2.A2" office:value-type="string">
            <text:p text:style-name="P50">Action servers</text:p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21376">
          <table:table-cell table:style-name="Table2.A2" office:value-type="string">
            <text:p text:style-name="P51">Services:</text:p>
            <text:p text:style-name="P52">Importante conocer</text:p>
            <text:p text:style-name="P54"><text:span text:style-name="T14">1)</text:span><text:span text:style-name="T15">Service name</text:span></text:p>
            <text:p text:style-name="P52">2)<text:span text:style-name="T15">Service type</text:span></text:p>
            <text:p text:style-name="P52">3)Los argumentos o tipos de datos para llamar y recibir respuesta del servicio.</text:p>
            <text:p text:style-name="P52"/>
            <text:p text:style-name="P51"><text:span text:style-name="Source_20_Text">ros2 service list</text:span></text:p>
            <text:p text:style-name="P51"><text:span text:style-name="Source_20_Text">Este es mejor:</text:span></text:p>
            <text:p text:style-name="P12"><text:bookmark text:name="codecell62"/><text:span text:style-name="Source_20_Text">ros2 service list -t</text:span></text:p>
            <text:p text:style-name="P51"><text:span text:style-name="Source_20_Text">Despliega tambien el tipo de datos del servicio</text:span></text:p>
            <text:p text:style-name="P51"><text:span text:style-name="Source_20_Text"/></text:p>
            <text:p text:style-name="P12"><text:bookmark text:name="codecell33"/>ros2 service type &lt;service_name&gt;</text:p>
            <text:p text:style-name="P13"><text:span text:style-name="T13">Ejm: </text:span><text:bookmark text:name="codecell4"/>ros2 service type /clear</text:p>
            <text:p text:style-name="P13"><text:span text:style-name="T13">Retorna: El tipo de dato </text:span><text:bookmark text:name="codecell5"/>std_srvs/srv/Empty</text:p>
            <text:p text:style-name="P12"/>
            <text:p text:style-name="P12"/>
            <text:p text:style-name="P12"><text:bookmark text:name="codecell11"/>ros2 interface show &lt;type_name&gt;.srv</text:p>
            <text:p text:style-name="P12">Para ver la estructura del mensaje de ida y vuelta al llamar al servicio</text:p>
            <text:p text:style-name="P12">Ejm. </text:p>
            <text:p text:style-name="P13"><text:bookmark text:name="codecell141"/><text:soft-page-break/>ros2 interface show turtlesim/srv/Spawn</text:p>
            <text:p text:style-name="P12">Retorna:</text:p>
            <text:p text:style-name="P12"/>
            <text:p text:style-name="P12"><text:bookmark text:name="codecell15"/>float32 x</text:p>
            <text:p text:style-name="Preformatted_20_Text">float32 y</text:p>
            <text:p text:style-name="Preformatted_20_Text">float32 theta</text:p>
            <text:p text:style-name="Preformatted_20_Text">string name</text:p>
            <text:p text:style-name="Preformatted_20_Text">---</text:p>
            <text:p text:style-name="P25">string name</text:p>
            <text:p text:style-name="P12">The information above the <text:span text:style-name="Source_20_Text">---</text:span> line tells us the arguments needed to call </text:p>
            <text:p text:style-name="P12">The information below <text:span text:style-name="T14">is t</text:span>he data type of the response you get from the call.</text:p>
            <text:p text:style-name="P12"/>
            <text:p text:style-name="P14">How to call a service:</text:p>
            <text:p text:style-name="P14"><text:bookmark text:name="codecell16"/>ros2 service call &lt;service_name&gt; &lt;service_type&gt; &lt;arguments&gt;</text:p>
            <text:p text:style-name="P14"/>
            <text:p text:style-name="P14">Ejm:</text:p>
            <text:p text:style-name="P14">ros2 service call /spawn turtlesim/srv/Spawn "{x: 2, y: 2, theta: 0.2, name: ''}"</text:p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22176"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23104">
          <table:table-cell table:style-name="Table2.A2" office:value-type="string">
            <text:p text:style-name="P53">ACTION SERVERS</text:p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24144">
          <table:table-cell table:style-name="Table2.A2" office:value-type="string">
            <text:p text:style-name="P53">Importante saber:</text:p>
            <text:p text:style-name="P53">1)Action name</text:p>
            <text:p text:style-name="P53">2)Action type</text:p>
            <text:p text:style-name="P53"/>
            <text:p text:style-name="P53">Para ver listado de action servers:</text:p>
            <text:p text:style-name="P15"><text:bookmark text:name="codecell10"/>ros2 action list</text:p>
            <text:p text:style-name="P15">o</text:p>
            <text:p text:style-name="P15"><text:bookmark text:name="codecell12"/>ros2 action list -t</text:p>
            <text:p text:style-name="P53">El 2do es mejor, despliega a la vez el action type.</text:p>
            <text:p text:style-name="P53"/>
            <text:p text:style-name="P53">To see clients and servers of an action:</text:p>
            <text:p text:style-name="P53">ros2 action info &lt;action_name&gt;</text:p>
            <text:p text:style-name="P53">ros2 action info /turtle1/rotate_absolute</text:p>
            <text:p text:style-name="P53"/>
            <text:p text:style-name="P53">To see the structure of the action type:</text:p>
            <text:p text:style-name="P15">ros2 interface show &lt;action_type&gt;</text:p>
            <text:p text:style-name="P15">Ejm.</text:p>
            <text:p text:style-name="P15"><text:bookmark text:name="codecell161"/>ros2 interface show turtlesim/action/RotateAbsolute</text:p>
            <text:p text:style-name="P53">Despliega:</text:p>
            <text:p text:style-name="P55"><text:span text:style-name="T15"># The desired heading in radians </text:span><text:span text:style-name="T16">(THIS IS THE STRUCTURE TO SEND THE GOAL)</text:span></text:p>
            <text:p text:style-name="P53">float32 theta</text:p>
            <text:p text:style-name="P53">---</text:p>
            <text:p text:style-name="P53"># The angular displacement in radians to the starting position <text:span text:style-name="T16">(THIS IS THE STRUCTURE OF THE RESULT)</text:span></text:p>
            <text:p text:style-name="P53">float32 delta</text:p>
            <text:p text:style-name="P53">---</text:p>
            <text:p text:style-name="P53"># The remaining rotation in radians <text:span text:style-name="T16">(THIS IS THE STRUCTURE OF THE FEEDBACK)</text:span></text:p>
            <text:p text:style-name="P53">float32 remaining</text:p>
            <text:p text:style-name="P53"/>
            <text:p text:style-name="P53"/>
            <text:p text:style-name="P56"><text:soft-page-break/>To send goal to an action server:</text:p>
            <text:p text:style-name="P56">ros2 action send_goal &lt;action_name&gt; &lt;action_type&gt; &lt;values&gt;</text:p>
            <text:p text:style-name="P56">Ejm.</text:p>
            <text:p text:style-name="P56">ros2 action send_goal /turtle1/rotate_absolute turtlesim/action/RotateAbsolute "{theta: 1.57}"</text:p>
            <text:p text:style-name="P56"/>
            <text:p text:style-name="P57">To see the feedback, add –feedback to the last command:</text:p>
            <text:p text:style-name="P57">Ejm:</text:p>
            <text:p text:style-name="P57">ros2 action send_goal /turtle1/rotate_absolute turtlesim/action/RotateAbsolute "{theta: -1.57}" --feedback</text:p>
            <text:p text:style-name="P56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25328">
          <table:table-cell table:style-name="Table2.A2" office:value-type="string">
            <text:p text:style-name="P15"><text:bookmark text:name="codecell2"/>rqt_graph</text:p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26288">
          <table:table-cell table:style-name="Table2.A2" office:value-type="string">
            <text:p text:style-name="P21">Map saver:</text:p>
            <text:p text:style-name="P21">ros2 run nav2_map_server map_saver_cli -f test_map</text:p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27248">
          <table:table-cell table:style-name="Table2.A2" office:value-type="string">
            <text:p text:style-name="P22">View frames:</text:p>
            <text:p text:style-name="P22">ros2 run tf2_tools view_frames.py</text:p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28128">
          <table:table-cell table:style-name="Table2.A2" office:value-type="string">
            <text:p text:style-name="P24">View ROS architecture:</text:p>
            <text:p text:style-name="P24"/>
            <text:p text:style-name="P24"><text:span text:style-name="Source_20_Text">ros2 run rqt_graph rqt_graph</text:span></text:p>
            <text:p text:style-name="P24"><text:span text:style-name="Source_20_Text"/></text:p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29088">
          <table:table-cell table:style-name="Table2.A2" office:value-type="string">
            <text:p text:style-name="P23">GPS</text:p>
            <text:p text:style-name="P23"><text:a xlink:type="simple" xlink:href="https://automaticaddison.com/how-to-use-gps-with-the-robot-localization-package-ros-2/" text:style-name="Internet_20_link" text:visited-style-name="Visited_20_Internet_20_Link">https://automaticaddison.com/how-to-use-gps-with-the-robot-localization-package-ros-2/</text:a></text:p>
            <text:p text:style-name="P23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30048">
          <table:table-cell table:style-name="Table2.A2" office:value-type="string">
            <text:p text:style-name="P15"><text:bookmark text:name="codecell71"/>ros2 run tf2_ros tf2_echo [reference_frame] [target_frame]</text:p>
            <text:p text:style-name="P15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31008">
          <table:table-cell table:style-name="Table2.A2" office:value-type="string">
            <text:p text:style-name="P65">Actualizar UDEV RULES:</text:p>
            <text:p text:style-name="P65"/>
            <text:p text:style-name="P66"><text:span text:style-name="Source_20_Text"><text:span text:style-name="T25">En una terminar escribir:</text:span></text:span></text:p>
            <text:p text:style-name="P65"><text:span text:style-name="Source_20_Text">udevadm info -a -p $(udevadm info -q path -n /dev/ttyACM0)</text:span></text:p>
            <text:p text:style-name="P65"><text:span text:style-name="Source_20_Text"/></text:p>
            <text:p text:style-name="P65"><text:span text:style-name="Source_20_Text">Ver en que puerto está detectando el dispositivo.</text:span></text:p>
            <text:p text:style-name="P65"><text:span text:style-name="Source_20_Text">Copiar el idvendor y el id product</text:span></text:p>
            <text:p text:style-name="P65"><text:span text:style-name="Source_20_Text">Ir a /etc/udev/rules.d y agregar una nueva regla o modificar una existente </text:span><text:span text:style-name="Source_20_Text"><text:span text:style-name="T26">(usar SUDO)</text:span></text:span><text:span text:style-name="Source_20_Text">:</text:span></text:p>
            <text:p text:style-name="P65"><text:span text:style-name="Source_20_Text">Ejemplo:</text:span></text:p>
            <text:p text:style-name="P65"><text:span text:style-name="Source_20_Text">KERNEL=="ttyUSB[0-9]*", SUBSYSTEM=="tty", ATTRS{idVendor}=="10c4", ATTRS{idProduct}=="ea60", SYMLINK="SLAMTEC_S2"</text:span></text:p>
            <text:p text:style-name="P65"><text:span text:style-name="Source_20_Text"/></text:p>
            <text:p text:style-name="P65"><text:span text:style-name="Source_20_Text">En este ejemplo, desde ahora para abrir el puerto serie se debería usar: /</text:span><text:span text:style-name="Source_20_Text"><text:span text:style-name="T23">dev/SLAMTEC_S2</text:span></text:span></text:p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31968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32928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33888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34848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35808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36768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37728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38688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 table:style-name="TableLine94658772539648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ext:soft-page-break/>
        <table:table-row table:style-name="TableLine94658772540608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2:27:52.347355536</meta:creation-date>
    <dc:date>2022-06-22T12:05:34.627884405</dc:date>
    <meta:editing-duration>P1DT14H37M10S</meta:editing-duration>
    <meta:editing-cycles>27</meta:editing-cycles>
    <meta:generator>LibreOffice/6.4.7.2$Linux_X86_64 LibreOffice_project/40$Build-2</meta:generator>
    <meta:document-statistic meta:table-count="2" meta:image-count="0" meta:object-count="0" meta:page-count="8" meta:paragraph-count="247" meta:word-count="1132" meta:character-count="8948" meta:non-whitespace-character-count="7848"/>
  </office:meta>
</office:document-meta>
</file>